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byssinica SIL" fo:font-size="16pt" fo:font-weight="bold" officeooo:rsid="000f3671" officeooo:paragraph-rsid="000f3671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byssinica SIL" fo:font-size="16pt" fo:font-weight="normal" officeooo:rsid="000f3671" officeooo:paragraph-rsid="000f3671" style:font-size-asian="16pt" style:font-weight-asian="normal" style:font-size-complex="16pt" style:font-weight-complex="normal"/>
    </style:style>
    <style:style style:name="P3" style:family="paragraph" style:parent-style-name="Standard">
      <style:text-properties style:font-name="Abyssinica SIL" fo:font-size="18pt" fo:font-weight="normal" officeooo:rsid="000f3671" officeooo:paragraph-rsid="000f3671" style:font-size-asian="18pt" style:font-weight-asian="normal" style:font-size-complex="18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-0.199cm" fo:text-indent="0cm" style:auto-text-indent="false" style:page-number="auto" fo:background-color="transparent"/>
      <style:text-properties style:font-name="Abyssinica SIL" fo:font-size="14pt" fo:font-weight="normal" officeooo:rsid="000f3671" officeooo:paragraph-rsid="000f3671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cm" fo:margin-right="-0.199cm" fo:text-indent="0cm" style:auto-text-indent="false" fo:background-color="transparent"/>
      <style:text-properties style:font-name="Abyssinica SIL" fo:font-size="14pt" fo:font-weight="normal" officeooo:rsid="000f3671" officeooo:paragraph-rsid="000f3671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background-color="transparent"/>
      <style:text-properties style:font-name="Abyssinica SIL" fo:font-size="14pt" fo:font-weight="normal" officeooo:rsid="000f3671" officeooo:paragraph-rsid="001012d7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background-color="transparent"/>
      <style:text-properties style:font-name="Abyssinica SIL" fo:font-size="14pt" fo:font-weight="bold" officeooo:rsid="000f3671" officeooo:paragraph-rsid="001012d7" style:font-size-asian="14pt" style:font-weight-asian="bold" style:font-size-complex="14pt" style:font-weight-complex="bold"/>
    </style:style>
    <style:style style:name="P8" style:family="paragraph" style:parent-style-name="Standard" style:list-style-name="L2">
      <loext:graphic-properties draw:fill="none"/>
      <style:paragraph-properties fo:background-color="transparent"/>
      <style:text-properties style:font-name="Abyssinica SIL" fo:font-size="14pt" fo:font-weight="bold" officeooo:rsid="000f3671" officeooo:paragraph-rsid="001012d7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byssinica SIL" fo:font-size="12pt" fo:font-weight="normal" officeooo:rsid="000f3671" officeooo:paragraph-rsid="000f3671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loext:graphic-properties draw:fill="none"/>
      <style:paragraph-properties fo:background-color="transparent"/>
      <style:text-properties officeooo:paragraph-rsid="001012d7"/>
    </style:style>
    <style:style style:name="P11" style:family="paragraph" style:parent-style-name="Standard">
      <loext:graphic-properties draw:fill="none"/>
      <style:paragraph-properties fo:background-color="transparent"/>
      <style:text-properties officeooo:paragraph-rsid="001012d7"/>
    </style:style>
    <style:style style:name="T1" style:family="text">
      <style:text-properties style:font-name="Abyssinica SIL" fo:font-size="14pt" fo:font-weight="normal" officeooo:rsid="000f3671" style:font-size-asian="14pt" style:font-weight-asian="normal" style:font-size-complex="14pt" style:font-weight-complex="normal"/>
    </style:style>
    <style:style style:name="T2" style:family="text">
      <style:text-properties style:font-name="Abyssinica SIL" fo:font-size="14pt" fo:font-weight="normal" officeooo:rsid="001012d7" style:font-size-asian="14pt" style:font-weight-asian="normal" style:font-size-complex="14pt" style:font-weight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ADÈMIA CLAU DE FA</text:p>
      <text:p text:style-name="P1"/>
      <text:p text:style-name="P2">PREINSCRIPCIONS PER AL CURS 2023-2024</text:p>
      <text:p text:style-name="P3"/>
      <text:p text:style-name="P3"/>
      <text:p text:style-name="P9"/>
      <text:p text:style-name="P4">Feim públic que s’obre el termini de preinscripció de l’acadèmia de música Clau de Fa per al curs 2023-2024</text:p>
      <text:p text:style-name="P5"/>
      <text:p text:style-name="P5">Termini d’inscripció:</text:p>
      <text:list xml:id="list3530436221" text:style-name="L1">
        <text:list-item>
          <text:p text:style-name="P10"><text:span text:style-name="T1"><text:s/>De forma telemàtica: del 24 d’octubre al 5 de novembre de 2023 a aquest </text:span><text:a xlink:type="simple" xlink:href="https://ajmao.org/gesserveis/Gestion.aspx?IDGESTION=283" text:style-name="Internet_20_link" text:visited-style-name="Visited_20_Internet_20_Link"><text:span text:style-name="T1">enllaç</text:span></text:a><text:span text:style-name="T2"> o a aquest</text:span><text:span text:style-name="T1"> </text:span><text:a xlink:type="simple" xlink:href="https://www.carpetaciutadana.org/web/portal.aspx?Con=Conexion002" text:style-name="Internet_20_link" text:visited-style-name="Visited_20_Internet_20_Link"><text:span text:style-name="T1">enllaç</text:span></text:a></text:p>
        </text:list-item>
      </text:list>
      <text:p text:style-name="P11"><text:span text:style-name="T1"/></text:p>
      <text:list xml:id="list95139614961033" text:continue-numbering="true" text:style-name="L1">
        <text:list-item>
          <text:p text:style-name="P10"><text:span text:style-name="T1">De forma presencial, amb cita prèvia: el 2 i el 3 de novembre de 2023, a l’oficina de l’Escola, al Caustre del Carme.</text:span></text:p>
        </text:list-item>
      </text:list>
      <text:p text:style-name="P11"><text:span text:style-name="T1"/></text:p>
      <text:p text:style-name="P11"><text:span text:style-name="T1">Es podrà sol·licitar cita prèvia a partir del 26 d’octubre de 2023 mitjançant aquest </text:span><text:a xlink:type="simple" xlink:href="https://www.carpetaciutadana.org/Mao/Login/Login.aspx?URL=https://www.carpetaciutadana.org/mao/solicituds/iniciartramit.aspx¿TIPO=CITA" text:style-name="Internet_20_link" text:visited-style-name="Visited_20_Internet_20_Link"><text:span text:style-name="T1">enllaç</text:span></text:a><text:span text:style-name="T1">, o en el telèfon 971362021</text:span></text:p>
      <text:p text:style-name="P11"><text:span text:style-name="T1"/></text:p>
      <text:p text:style-name="P7"/>
      <text:p text:style-name="P6">Si necessitau més informació, posau-vos en contacte amb l’oficina de les Escoles Municipals.</text:p>
      <text:p text:style-name="P6"/>
      <text:list xml:id="list1666095600" text:style-name="L2">
        <text:list-item>
          <text:p text:style-name="P8">Direcció: <text:span text:style-name="T3">Claustre del Carme, 5. 1r pis</text:span></text:p>
        </text:list-item>
        <text:list-item>
          <text:p text:style-name="P8">Codi postal: <text:span text:style-name="T3">07701 - Maó(Menorca)</text:span></text:p>
        </text:list-item>
        <text:list-item>
          <text:p text:style-name="P8">Tel. <text:span text:style-name="T3">971 36 20 21</text:span></text:p>
        </text:list-item>
        <text:list-item>
          <text:p text:style-name="P8">a/e: <text:a xlink:type="simple" xlink:href="mailto:escoles_municicipals@ajmao.org" text:style-name="Internet_20_link" text:visited-style-name="Visited_20_Internet_20_Link"><text:span text:style-name="T3">escoles_municicipals@ajmao.org</text:span></text:a><text:span text:style-name="T3"><text:tab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08:58:54.175177925</meta:creation-date>
    <dc:date>2023-11-08T09:51:39.032414529</dc:date>
    <meta:editing-duration>PT3M53S</meta:editing-duration>
    <meta:editing-cycles>1</meta:editing-cycles>
    <meta:document-statistic meta:table-count="0" meta:image-count="0" meta:object-count="0" meta:page-count="1" meta:paragraph-count="12" meta:word-count="130" meta:character-count="739" meta:non-whitespace-character-count="625"/>
    <meta:generator>LibreOffice/7.3.7.2$Linux_X86_64 LibreOffice_project/30$Build-2</meta:generator>
  </office:meta>
</office:document-meta>
</file>